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3800000048B2DDEF4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5" style:family="paragraph" style:parent-style-name="Standard" style:list-style-name="L2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2" style:data-style-name="N0">12</text:variable-set>: More on Moles</text:p>
      <text:p text:style-name="P1"/>
      <text:list text:style-name="L1">
        <text:list-item>
          <text:p text:style-name="P4">Find the molar mass of the following molecules:</text:p>
        </text:list-item>
      </text:list>
      <text:p text:style-name="P2"/>
      <text:section text:style-name="Sect1" text:name="Section1">
        <text:list text:style-name="L1" text:continue-numbering="true">
          <text:list-item>
            <text:list text:continue-numbering="true">
              <text:list-item>
                <text:p text:style-name="P4">Carbon Dioxide (CO<text:span text:style-name="T3">2</text:span>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Salt (NaCl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Hydrogen Peroxide (H<text:span text:style-name="T3">2</text:span>O<text:span text:style-name="T3">2</text:span>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Hydrochloric Acid (HCl)</text:p>
              </text:list-item>
            </text:list>
          </text:list-item>
        </text:list>
        <text:p text:style-name="P2"/>
        <text:list text:style-name="L1" text:continue-numbering="true">
          <text:list-item>
            <text:list text:continue-numbering="true">
              <text:list-item>
                <text:p text:style-name="P4">Aluminum Iodide (AlI<text:span text:style-name="T3">3</text:span>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Potassium Permanganate (KMnO<text:span text:style-name="T3">4</text:span>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Lithium Hydroxide (LiOH)</text:p>
              </text:list-item>
            </text:list>
          </text:list-item>
        </text:list>
        <text:p text:style-name="P2"/>
        <text:p text:style-name="P2"/>
        <text:list text:style-name="L1" text:continue-numbering="true">
          <text:list-item>
            <text:list text:continue-numbering="true">
              <text:list-item>
                <text:p text:style-name="P4">Sugar (C<text:span text:style-name="T3">12</text:span>H<text:span text:style-name="T3">22</text:span>O<text:span text:style-name="T3">11</text:span>)</text:p>
              </text:list-item>
            </text:list>
          </text:list-item>
        </text:list>
      </text:section>
      <text:p text:style-name="P1"/>
      <text:list text:style-name="L2">
        <text:list-item>
          <text:p text:style-name="P5">What percentage of the mass of water is provided by oxygen?</text:p>
        </text:list-item>
      </text:list>
      <text:p text:style-name="P2"/>
      <text:p text:style-name="P2"/>
      <text:p text:style-name="P2"/>
      <text:p text:style-name="P2"/>
      <text:p text:style-name="P2"/>
      <text:list text:style-name="L2" text:continue-numbering="true">
        <text:list-item>
          <text:p text:style-name="P5">How many moles is 300 g of copper?</text:p>
        </text:list-item>
      </text:list>
      <text:p text:style-name="P2"/>
      <text:p text:style-name="P2"/>
      <text:p text:style-name="P2"/>
      <text:p text:style-name="P2"/>
      <text:list text:style-name="L2" text:continue-numbering="true">
        <text:list-item>
          <text:p text:style-name="P5">You want to measure out 3 moles of Magnesium Sulfate (MgSO<text:span text:style-name="T3">4</text:span>). <text:s/>What is the mass that you need to have?</text:p>
        </text:list-item>
      </text:list>
      <text:p text:style-name="P2"/>
      <text:p text:style-name="P2"/>
      <text:p text:style-name="P2"/>
      <text:p text:style-name="P2"/>
      <text:p text:style-name="P2"/>
      <text:list text:style-name="L2" text:continue-numbering="true">
        <text:list-item>
          <text:p text:style-name="P5">You have a silver necklace that has a mass of 250 grams.</text:p>
          <text:list>
            <text:list-item>
              <text:p text:style-name="P5">How many moles of silver do you have?</text:p>
            </text:list-item>
          </text:list>
        </text:list-item>
      </text:list>
      <text:p text:style-name="P2"/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How many atoms of silver is this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p text:style-name="P5"><text:soft-page-break/>You want to fill a balloon with 2 moles of helium.</text:p>
          <text:list>
            <text:list-item>
              <text:p text:style-name="P5">What is the molar mass of helium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What is the mass of two moles of helium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Why doesn't taking the mass of the helium on a triple-beam balance work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If helium has a density of <text:s/>0.0001786 g/cm<text:span text:style-name="T2">3</text:span>, what volume will you balloon need to be to contain two moles of helium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p text:style-name="P5">You have 250 mL of water. <text:s/></text:p>
          <text:list>
            <text:list-item>
              <text:p text:style-name="P5">What is the density of water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What is the mass of 250 mL of water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What is the mass of one mole of water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How many moles of water are present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How many molecules are present?</text:p>
            </text:list-item>
          </text:list>
        </text:list-item>
      </text:list>
      <text:p text:style-name="P2"/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How many oxygen atoms are present?</text:p>
            </text:list-item>
          </text:list>
        </text:list-item>
      </text:list>
      <text:p text:style-name="P2"/>
      <text:p text:style-name="P2"/>
      <text:list text:style-name="L2" text:continue-numbering="true">
        <text:list-item>
          <text:list text:continue-numbering="true">
            <text:list-item>
              <text:p text:style-name="P5">How many hydrogen atoms are present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05T17:19:52.99" text:fixed="true">10/05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as Williamson</meta:initial-creator>
    <meta:creation-date>2008-10-05T17:19:53</meta:creation-date>
    <dc:creator>Jonas Williamson</dc:creator>
    <dc:date>2008-10-08T05:49:03</dc:date>
    <meta:editing-cycles>6</meta:editing-cycles>
    <meta:editing-duration>PT28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1" meta:word-count="223" meta:character-count="1192"/>
  </office:meta>
</office:document-meta>
</file>